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39cm"/>
    </style:style>
    <style:style style:name="Tabla1.B" style:family="table-column">
      <style:table-column-properties style:column-width="3.364cm"/>
    </style:style>
    <style:style style:name="Tabla1.C" style:family="table-column">
      <style:table-column-properties style:column-width="4.456cm"/>
    </style:style>
    <style:style style:name="Tabla1.D" style:family="table-column">
      <style:table-column-properties style:column-width="5.452cm"/>
    </style:style>
    <style:style style:name="Tabla1.E" style:family="table-column">
      <style:table-column-properties style:column-width="2.33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604cm"/>
    </style:style>
    <style:style style:name="Tabla2.B" style:family="table-column">
      <style:table-column-properties style:column-width="13.39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 fo:break-before="pag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4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paragraph-rsid="0016dc0b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text-indent="0cm" style:auto-text-indent="false"/>
    </style:style>
    <style:style style:name="P25" style:family="paragraph" style:parent-style-name="Text_20_body" style:list-style-name="L8">
      <style:paragraph-properties fo:margin-left="0cm" fo:margin-right="0cm" fo:text-indent="0cm" style:auto-text-indent="fals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text-indent="0cm" style:auto-text-indent="false"/>
    </style:style>
    <style:style style:name="P29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0">
      <style:paragraph-properties fo:margin-left="0cm" fo:margin-right="0cm" fo:text-indent="0cm" style:auto-text-indent="false"/>
    </style:style>
    <style:style style:name="P3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1">
      <style:paragraph-properties fo:margin-left="0cm" fo:margin-right="0cm" fo:text-indent="0cm" style:auto-text-indent="false"/>
    </style:style>
    <style:style style:name="P33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2">
      <style:paragraph-properties fo:margin-left="0cm" fo:margin-right="0cm" fo:text-indent="0cm" style:auto-text-indent="false"/>
    </style:style>
    <style:style style:name="P35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3">
      <style:paragraph-properties fo:margin-left="0cm" fo:margin-right="0cm" fo:text-indent="0cm" style:auto-text-indent="false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4">
      <style:paragraph-properties fo:margin-left="0cm" fo:margin-right="0cm" fo:text-indent="0cm" style:auto-text-indent="false"/>
    </style:style>
    <style:style style:name="P3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5">
      <style:paragraph-properties fo:margin-left="0cm" fo:margin-right="0cm" fo:text-indent="0cm" style:auto-text-indent="false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6">
      <style:paragraph-properties fo:margin-left="0cm" fo:margin-right="0cm" fo:text-indent="0cm" style:auto-text-indent="false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7">
      <style:paragraph-properties fo:margin-left="0cm" fo:margin-right="0cm" fo:text-indent="0cm" style:auto-text-indent="false"/>
    </style:style>
    <style:style style:name="P45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18">
      <style:paragraph-properties fo:margin-left="0cm" fo:margin-right="0cm" fo:text-indent="0cm" style:auto-text-indent="false"/>
    </style:style>
    <style:style style:name="P47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Text_20_body" style:list-style-name="L19">
      <style:paragraph-properties fo:margin-left="0cm" fo:margin-right="0cm" fo:text-indent="0cm" style:auto-text-indent="false"/>
    </style:style>
    <style:style style:name="P49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20">
      <style:paragraph-properties fo:margin-left="0cm" fo:margin-right="0cm" fo:text-indent="0cm" style:auto-text-indent="false"/>
    </style:style>
    <style:style style:name="P51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1">
      <style:paragraph-properties fo:margin-left="0cm" fo:margin-right="0cm" fo:text-indent="0cm" style:auto-text-indent="false"/>
    </style:style>
    <style:style style:name="P53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54" style:family="paragraph" style:parent-style-name="Text_20_body" style:list-style-name="L22">
      <style:paragraph-properties fo:margin-left="0cm" fo:margin-right="0cm" fo:text-indent="0cm" style:auto-text-indent="false"/>
    </style:style>
    <style:style style:name="P55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ext_20_body" style:list-style-name="L23">
      <style:paragraph-properties fo:margin-left="0cm" fo:margin-right="0cm" fo:text-indent="0cm" style:auto-text-indent="false"/>
    </style:style>
    <style:style style:name="P57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8" style:family="paragraph" style:parent-style-name="Text_20_body" style:list-style-name="L24">
      <style:paragraph-properties fo:margin-left="0cm" fo:margin-right="0cm" fo:text-indent="0cm" style:auto-text-indent="false"/>
    </style:style>
    <style:style style:name="P59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60" style:family="paragraph" style:parent-style-name="Text_20_body" style:list-style-name="L25">
      <style:paragraph-properties fo:margin-left="0cm" fo:margin-right="0cm" fo:text-indent="0cm" style:auto-text-indent="false"/>
    </style:style>
    <style:style style:name="P61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62" style:family="paragraph" style:parent-style-name="Text_20_body" style:list-style-name="L26">
      <style:paragraph-properties fo:margin-left="0cm" fo:margin-right="0cm" fo:text-indent="0cm" style:auto-text-indent="false"/>
    </style:style>
    <style:style style:name="P63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64" style:family="paragraph" style:parent-style-name="Text_20_body" style:list-style-name="L27">
      <style:paragraph-properties fo:margin-left="0cm" fo:margin-right="0cm" fo:text-indent="0cm" style:auto-text-indent="false"/>
    </style:style>
    <style:style style:name="P65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66" style:family="paragraph" style:parent-style-name="Text_20_body" style:list-style-name="L28">
      <style:paragraph-properties fo:margin-left="0cm" fo:margin-right="0cm" fo:text-indent="0cm" style:auto-text-indent="false"/>
    </style:style>
    <style:style style:name="P67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68" style:family="paragraph" style:parent-style-name="Text_20_body" style:list-style-name="L29">
      <style:paragraph-properties fo:margin-left="0cm" fo:margin-right="0cm" fo:text-indent="0cm" style:auto-text-indent="false"/>
    </style:style>
    <style:style style:name="P69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70" style:family="paragraph" style:parent-style-name="Text_20_body" style:list-style-name="L30">
      <style:paragraph-properties fo:margin-left="0cm" fo:margin-right="0cm" fo:text-indent="0cm" style:auto-text-indent="false"/>
    </style:style>
    <style:style style:name="P71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31">
      <style:paragraph-properties fo:margin-left="0cm" fo:margin-right="0cm" fo:text-indent="0cm" style:auto-text-indent="false"/>
    </style:style>
    <style:style style:name="P73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74" style:family="paragraph" style:parent-style-name="Text_20_body" style:list-style-name="L32">
      <style:paragraph-properties fo:margin-left="0cm" fo:margin-right="0cm" fo:text-indent="0cm" style:auto-text-indent="false"/>
    </style:style>
    <style:style style:name="P75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Text_20_body" style:list-style-name="L33">
      <style:paragraph-properties fo:margin-left="0cm" fo:margin-right="0cm" fo:text-indent="0cm" style:auto-text-indent="false"/>
    </style:style>
    <style:style style:name="P77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4">
      <style:paragraph-properties fo:margin-left="0cm" fo:margin-right="0cm" fo:text-indent="0cm" style:auto-text-indent="false"/>
    </style:style>
    <style:style style:name="P79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5">
      <style:paragraph-properties fo:margin-left="0cm" fo:margin-right="0cm" fo:text-indent="0cm" style:auto-text-indent="false"/>
    </style:style>
    <style:style style:name="P81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6">
      <style:paragraph-properties fo:margin-left="0cm" fo:margin-right="0cm" fo:text-indent="0cm" style:auto-text-indent="false"/>
    </style:style>
    <style:style style:name="T1" style:family="text">
      <style:text-properties officeooo:rsid="0016dc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colo de diagnóstico de averías físico/lógicas en un equipo microinformático <text:span text:style-name="T1">(ChatGPT 5.2)</text:span></text:h>
      <text:p text:style-name="Horizontal_20_Line"/>
      <text:h text:style-name="P2" text:outline-level="3">1. Objetivo</text:h>
      <text:p text:style-name="P10">Establecer un procedimiento estándar para:</text:p>
      <text:list text:style-name="L1">
        <text:list-item>
          <text:p text:style-name="P11">Detectar si un equipo microinformático está averiado.</text:p>
        </text:list-item>
        <text:list-item>
          <text:p text:style-name="P11">Diferenciar averías físicas (hardware) de averías lógicas (software/configuración).</text:p>
        </text:list-item>
        <text:list-item>
          <text:p text:style-name="P12">Disponer de un checklist sistemático de posibles causas y comprobaciones.</text:p>
        </text:list-item>
      </text:list>
      <text:p text:style-name="Horizontal_20_Line"/>
      <text:h text:style-name="P2" text:outline-level="3">2. Definiciones básicas</text:h>
      <text:p text:style-name="P10"><text:span text:style-name="Strong_20_Emphasis">Equipo microinformático</text:span><text:line-break/>Ordenador personal de sobremesa, portátil o similar (PC), con sus periféricos básicos (monitor, teclado, ratón, impresora, etc.).</text:p>
      <text:p text:style-name="P10"><text:span text:style-name="Strong_20_Emphasis">Avería física (hardware)</text:span><text:line-break/>Fallo producido por defectos o daños en componentes materiales: fuente de alimentación, placa base, RAM, disco, conectores, cables, ventiladores, etc.</text:p>
      <text:p text:style-name="P10"><text:span text:style-name="Strong_20_Emphasis">Avería lógica (software/configuración)</text:span><text:line-break/>Fallo originado por:</text:p>
      <text:list text:style-name="L2">
        <text:list-item>
          <text:p text:style-name="P13">Sistema operativo dañado.</text:p>
        </text:list-item>
        <text:list-item>
          <text:p text:style-name="P13">Controladores inadecuados o corruptos.</text:p>
        </text:list-item>
        <text:list-item>
          <text:p text:style-name="P13">Software mal instalado o en conflicto.</text:p>
        </text:list-item>
        <text:list-item>
          <text:p text:style-name="P13">Malware.</text:p>
        </text:list-item>
        <text:list-item>
          <text:p text:style-name="P14">Configuraciones incorrectas (BIOS/UEFI, red, permisos, etc.).</text:p>
        </text:list-item>
      </text:list>
      <text:p text:style-name="P10"><text:span text:style-name="Strong_20_Emphasis">Estado “averiado” del equipo</text:span><text:line-break/>Se considera que un equipo está averiado cuando, en condiciones normales de uso, presenta al menos una de estas situaciones:</text:p>
      <text:list text:style-name="L3">
        <text:list-item>
          <text:p text:style-name="P15">No enciende o no completa el arranque.</text:p>
        </text:list-item>
        <text:list-item>
          <text:p text:style-name="P15">Pierde funciones esenciales (no arranca el SO, no muestra vídeo, no accede a la red, no reconoce dispositivos críticos).</text:p>
        </text:list-item>
        <text:list-item>
          <text:p text:style-name="P15">Presenta inestabilidad grave (bloqueos frecuentes, reinicios espontáneos, pantallazos azules, apagados súbitos).</text:p>
        </text:list-item>
        <text:list-item>
          <text:p text:style-name="P15">Ofrece un rendimiento muy inferior al esperado sin causa externa justificada.</text:p>
        </text:list-item>
        <text:list-item>
          <text:p text:style-name="P15">Genera errores de lectura/escritura de datos o corruptelas.</text:p>
        </text:list-item>
        <text:list-item>
          <text:p text:style-name="P16">Supone un riesgo para la integridad del usuario o de la información (sobrecalentamientos extremos, chispazos, ruidos eléctricos, etc.).</text:p>
        </text:list-item>
      </text:list>
      <text:p text:style-name="Horizontal_20_Line"/>
      <text:h text:style-name="P2" text:outline-level="3"><text:soft-page-break/>3. Protocolo general de diagnóstico</text:h>
      <text:h text:style-name="P3" text:outline-level="4">3.1. Seguridad y preparación</text:h>
      <text:list text:style-name="L4">
        <text:list-item>
          <text:p text:style-name="P17">Apagar el equipo y desconectarlo de la red eléctrica.</text:p>
        </text:list-item>
        <text:list-item>
          <text:p text:style-name="P17">Desconectar periféricos no esenciales.</text:p>
        </text:list-item>
        <text:list-item>
          <text:p text:style-name="P17">Usar medidas antiestáticas al abrir el equipo (pulsera ESD, tocar una superficie metálica conectada a tierra).</text:p>
        </text:list-item>
        <text:list-item>
          <text:p text:style-name="P17">Revisar visualmente el chasis:</text:p>
          <text:list>
            <text:list-item>
              <text:p text:style-name="P17">Golpes, deformaciones.</text:p>
            </text:list-item>
            <text:list-item>
              <text:p text:style-name="P17">Restos de líquidos.</text:p>
            </text:list-item>
            <text:list-item>
              <text:p text:style-name="P18">Olor a quemado.</text:p>
            </text:list-item>
          </text:list>
        </text:list-item>
      </text:list>
      <text:p text:style-name="P10">Registrar cualquier anomalía en el parte de reparación.</text:p>
      <text:h text:style-name="P3" text:outline-level="4">3.2. Recogida de información del usuario</text:h>
      <text:list text:style-name="L5">
        <text:list-item>
          <text:p text:style-name="P19">Descripción del fallo:</text:p>
          <text:list>
            <text:list-item>
              <text:p text:style-name="P19">¿Qué hace o deja de hacer el equipo?</text:p>
            </text:list-item>
            <text:list-item>
              <text:p text:style-name="P19">¿Sucede siempre o de forma intermitente?</text:p>
            </text:list-item>
          </text:list>
        </text:list-item>
        <text:list-item>
          <text:p text:style-name="P19">Momento de aparición:</text:p>
          <text:list>
            <text:list-item>
              <text:p text:style-name="P19">¿Tras una actualización, instalación de software, golpe, traslado, tormenta eléctrica, etc.?</text:p>
            </text:list-item>
          </text:list>
        </text:list-item>
        <text:list-item>
          <text:p text:style-name="P19">Historial:</text:p>
          <text:list>
            <text:list-item>
              <text:p text:style-name="P19">Averías anteriores, reparaciones previas, componentes sustituidos.</text:p>
            </text:list-item>
          </text:list>
        </text:list-item>
        <text:list-item>
          <text:p text:style-name="P19">Entorno:</text:p>
          <text:list>
            <text:list-item>
              <text:p text:style-name="P19">Calidad de la alimentación eléctrica.</text:p>
            </text:list-item>
            <text:list-item>
              <text:p text:style-name="P20">Presencia de polvo, calor, humedad.</text:p>
            </text:list-item>
          </text:list>
        </text:list-item>
      </text:list>
      <text:p text:style-name="P10">Cuanta más información previa, más rápido el diagnóstico.</text:p>
      <text:h text:style-name="P3" text:outline-level="4">3.3. Verificación básica inicial (sin abrir el equipo)</text:h>
      <text:list text:style-name="L6">
        <text:list-item>
          <text:p text:style-name="P21">Comprobar que el cable de alimentación está bien conectado al equipo y a la toma corriente / regleta.</text:p>
        </text:list-item>
        <text:list-item>
          <text:p text:style-name="P21">Verificar posición del interruptor trasero de la fuente (si lo hay).</text:p>
        </text:list-item>
        <text:list-item>
          <text:p text:style-name="P21">Probar con otra toma de corriente y/o otro cable de alimentación.</text:p>
        </text:list-item>
        <text:list-item>
          <text:p text:style-name="P21">Revisar que:</text:p>
          <text:list>
            <text:list-item>
              <text:p text:style-name="P21">El monitor esté encendido y en la entrada de vídeo correcta.</text:p>
            </text:list-item>
            <text:list-item>
              <text:p text:style-name="P21">El brillo/contraste sean adecuados.</text:p>
            </text:list-item>
          </text:list>
        </text:list-item>
        <text:list-item>
          <text:p text:style-name="P21">Encender el equipo y observar:</text:p>
          <text:list>
            <text:list-item>
              <text:p text:style-name="P21">Luces LED (frontal, teclado, etc.).</text:p>
            </text:list-item>
            <text:list-item>
              <text:p text:style-name="P21">Giro de ventiladores.</text:p>
            </text:list-item>
            <text:list-item>
              <text:p text:style-name="P21">Pitidos de la BIOS.</text:p>
            </text:list-item>
            <text:list-item>
              <text:p text:style-name="P22">Mensajes en pantalla.</text:p>
            </text:list-item>
          </text:list>
        </text:list-item>
      </text:list>
      <text:p text:style-name="P10">Anotar todos los síntomas (incluidos sonidos o pitidos) y su secuencia.</text:p>
      <text:h text:style-name="P3" text:outline-level="4">3.4. Clasificación inicial del tipo de fallo</text:h>
      <text:p text:style-name="P10">Según el síntoma principal:</text:p>
      <text:list text:style-name="L7">
        <text:list-item>
          <text:p text:style-name="P23"><text:soft-page-break/><text:span text:style-name="Strong_20_Emphasis">No enciende nada (sin luces ni ventiladores)</text:span> → Probable avería física (alimentación, botón, placa).</text:p>
        </text:list-item>
        <text:list-item>
          <text:p text:style-name="P23"><text:span text:style-name="Strong_20_Emphasis">Enciende pero no hay imagen</text:span> → Puede ser gráfica, RAM, placa, monitor, cableado (física).</text:p>
        </text:list-item>
        <text:list-item>
          <text:p text:style-name="P23"><text:span text:style-name="Strong_20_Emphasis">Llega a la BIOS pero no carga el sistema operativo</text:span> → Puede ser disco, sistema de arranque, configuración BIOS (mixto).</text:p>
        </text:list-item>
        <text:list-item>
          <text:p text:style-name="P23"><text:span text:style-name="Strong_20_Emphasis">Carga el SO pero funciona mal</text:span> → Generalmente lógico (drivers, software, malware), aunque puede ser RAM, disco o temperatura.</text:p>
        </text:list-item>
        <text:list-item>
          <text:p text:style-name="P24"><text:span text:style-name="Strong_20_Emphasis">Fallos de dispositivos concretos (red, sonido, USB, etc.)</text:span> → Puede ser físico (tarjeta, conector) o lógico (driver, configuración).</text:p>
        </text:list-item>
      </text:list>
      <text:h text:style-name="P3" text:outline-level="4">3.5. Pruebas sistemáticas de hardware</text:h>
      <text:p text:style-name="P10">Siempre con el equipo desconectado antes de manipular:</text:p>
      <text:list text:style-name="L8">
        <text:list-item>
          <text:p text:style-name="P25"><text:span text:style-name="Strong_20_Emphasis">Interior del equipo</text:span></text:p>
          <text:list>
            <text:list-item>
              <text:p text:style-name="P26">Comprobar:</text:p>
              <text:list>
                <text:list-item>
                  <text:p text:style-name="P26">Conexiones de alimentación (ATX 24 pines, CPU, SATA, PCIe).</text:p>
                </text:list-item>
                <text:list-item>
                  <text:p text:style-name="P26">Conexiones de datos (SATA, cables frontales).</text:p>
                </text:list-item>
                <text:list-item>
                  <text:p text:style-name="P26">Tarjetas y módulos RAM bien encajados.</text:p>
                </text:list-item>
              </text:list>
            </text:list-item>
            <text:list-item>
              <text:p text:style-name="P26">Buscar:</text:p>
              <text:list>
                <text:list-item>
                  <text:p text:style-name="P26">Condensadores hinchados o reventados.</text:p>
                </text:list-item>
                <text:list-item>
                  <text:p text:style-name="P26">Marcas de quemado.</text:p>
                </text:list-item>
                <text:list-item>
                  <text:p text:style-name="P26">Polvo excesivo en ventiladores y disipadores.</text:p>
                </text:list-item>
              </text:list>
            </text:list-item>
          </text:list>
        </text:list-item>
        <text:list-item>
          <text:p text:style-name="P25"><text:span text:style-name="Strong_20_Emphasis">Arranque con configuración mínima</text:span></text:p>
          <text:list>
            <text:list-item>
              <text:p text:style-name="P26">Solo placa base, CPU, un módulo RAM, gráfica (si no es integrada) y un solo disco.</text:p>
            </text:list-item>
            <text:list-item>
              <text:p text:style-name="P26">Desconectar periféricos y tarjetas no esenciales.</text:p>
            </text:list-item>
            <text:list-item>
              <text:p text:style-name="P26">Si así arranca, ir reconectando componentes uno a uno hasta localizar el causante.</text:p>
            </text:list-item>
          </text:list>
        </text:list-item>
        <text:list-item>
          <text:p text:style-name="P25"><text:span text:style-name="Strong_20_Emphasis">Sustitución cruzada / prueba con componentes conocidos buenos</text:span></text:p>
          <text:list>
            <text:list-item>
              <text:p text:style-name="P26">Probar con otra fuente de alimentación.</text:p>
            </text:list-item>
            <text:list-item>
              <text:p text:style-name="P26">Probar con otra RAM.</text:p>
            </text:list-item>
            <text:list-item>
              <text:p text:style-name="P26">Probar con otra gráfica (si aplica).</text:p>
            </text:list-item>
            <text:list-item>
              <text:p text:style-name="P26">Probar con otro cable de vídeo / monitor.</text:p>
            </text:list-item>
          </text:list>
        </text:list-item>
        <text:list-item>
          <text:p text:style-name="P25"><text:span text:style-name="Strong_20_Emphasis">Pruebas específicas</text:span></text:p>
          <text:list>
            <text:list-item>
              <text:p text:style-name="P26">RAM: herramientas tipo MemTest86.</text:p>
            </text:list-item>
            <text:list-item>
              <text:p text:style-name="P26">Disco: SMART, pruebas de superficie, herramientas del fabricante.</text:p>
            </text:list-item>
            <text:list-item>
              <text:p text:style-name="P25">Temperatura: monitorización desde BIOS/UEFI o software (HWMonitor, etc.).</text:p>
            </text:list-item>
          </text:list>
        </text:list-item>
      </text:list>
      <text:h text:style-name="P3" text:outline-level="4">3.6. Pruebas sistemáticas de software (averías lógicas)</text:h>
      <text:list text:style-name="L9">
        <text:list-item>
          <text:p text:style-name="P27"><text:span text:style-name="Strong_20_Emphasis">Arranque en modo seguro (Windows) o equivalente</text:span></text:p>
          <text:list>
            <text:list-item>
              <text:p text:style-name="P27">Si en modo seguro funciona bien:</text:p>
              <text:list>
                <text:list-item>
                  <text:p text:style-name="P27">Sospecha de drivers, servicios o software de terceros.</text:p>
                </text:list-item>
              </text:list>
            </text:list-item>
          </text:list>
        </text:list-item>
        <text:list-item>
          <text:p text:style-name="P27">**Revisión de:</text:p>
          <text:list>
            <text:list-item>
              <text:p text:style-name="P27">Espacio libre en disco.</text:p>
            </text:list-item>
            <text:list-item>
              <text:p text:style-name="P27">Estado del sistema de archivos (chkdsk, fsck).</text:p>
            </text:list-item>
            <text:list-item>
              <text:p text:style-name="P27"><text:soft-page-break/>Integridad del SO (sfc /scannow, DISM, herramientas del sistema).</text:p>
            </text:list-item>
          </text:list>
        </text:list-item>
        <text:list-item>
          <text:p text:style-name="P27"><text:span text:style-name="Strong_20_Emphasis">Drivers</text:span></text:p>
          <text:list>
            <text:list-item>
              <text:p text:style-name="P27">Actualizar o reinstalar controladores críticos (chipset, gráfica, red, audio).</text:p>
            </text:list-item>
            <text:list-item>
              <text:p text:style-name="P27">Probar controladores anteriores si el fallo empezó después de una actualización.</text:p>
            </text:list-item>
          </text:list>
        </text:list-item>
        <text:list-item>
          <text:p text:style-name="P27"><text:span text:style-name="Strong_20_Emphasis">Software y malware</text:span></text:p>
          <text:list>
            <text:list-item>
              <text:p text:style-name="P27">Desinstalar programas instalados justo antes del fallo.</text:p>
            </text:list-item>
            <text:list-item>
              <text:p text:style-name="P27">Comprobar presencia de malware con antivirus/antimalware actualizado.</text:p>
            </text:list-item>
          </text:list>
        </text:list-item>
        <text:list-item>
          <text:p text:style-name="P27"><text:span text:style-name="Strong_20_Emphasis">Prueba con medio externo</text:span></text:p>
          <text:list>
            <text:list-item>
              <text:p text:style-name="P27">Intentar arrancar desde un USB “live” (Linux, WinPE, etc.).</text:p>
            </text:list-item>
            <text:list-item>
              <text:p text:style-name="P28">Si con el live todo funciona bien → refuerza la hipótesis de problema lógico en el sistema instalado.</text:p>
            </text:list-item>
          </text:list>
        </text:list-item>
      </text:list>
      <text:h text:style-name="P3" text:outline-level="4">3.7. Registro y cierre</text:h>
      <text:list text:style-name="L10">
        <text:list-item>
          <text:p text:style-name="P29">Documentar:</text:p>
          <text:list>
            <text:list-item>
              <text:p text:style-name="P29">Síntomas iniciales.</text:p>
            </text:list-item>
            <text:list-item>
              <text:p text:style-name="P29">Pruebas realizadas y resultados.</text:p>
            </text:list-item>
            <text:list-item>
              <text:p text:style-name="P29">Diagnóstico final (físico, lógico o mixto).</text:p>
            </text:list-item>
            <text:list-item>
              <text:p text:style-name="P29">Solución aplicada (reparación, sustitución, reinstalación, etc.).</text:p>
            </text:list-item>
          </text:list>
        </text:list-item>
        <text:list-item>
          <text:p text:style-name="P30">Verificar con el usuario que el problema queda resuelto.</text:p>
        </text:list-item>
      </text:list>
      <text:p text:style-name="Horizontal_20_Line"/>
      <text:h text:style-name="P2" text:outline-level="3">4. Checklist de diagnóstico de averías</text:h>
      <text:p text:style-name="P10">A continuación, un checklist resumido por tipo de síntoma:</text:p>
      <text:p text:style-name="Horizontal_20_Line"/>
      <text:h text:style-name="P3" text:outline-level="4">4.1. El equipo no enciende (sin luces ni ventiladores)</text:h>
      <text:p text:style-name="P10"><text:span text:style-name="Strong_20_Emphasis">Posibles causas físicas</text:span></text:p>
      <text:list text:style-name="L11">
        <text:list-item>
          <text:p text:style-name="P31">Falta de corriente eléctrica.</text:p>
        </text:list-item>
        <text:list-item>
          <text:p text:style-name="P31">Cable de alimentación defectuoso o mal conectado.</text:p>
        </text:list-item>
        <text:list-item>
          <text:p text:style-name="P31">Interruptor trasero de la fuente en posición “off”.</text:p>
        </text:list-item>
        <text:list-item>
          <text:p text:style-name="P31">Fuente de alimentación averiada.</text:p>
        </text:list-item>
        <text:list-item>
          <text:p text:style-name="P31">Botón de encendido averiado o cable mal conectado a la placa.</text:p>
        </text:list-item>
        <text:list-item>
          <text:p text:style-name="P32">Placa base en cortocircuito (tornillos mal puestos, polvo conductor, humedad).</text:p>
        </text:list-item>
      </text:list>
      <text:p text:style-name="P10"><text:span text:style-name="Strong_20_Emphasis">Comprobaciones</text:span></text:p>
      <text:list text:style-name="L12">
        <text:list-item>
          <text:p text:style-name="P33">Probar con otra toma de corriente y/o otra regleta.</text:p>
        </text:list-item>
        <text:list-item>
          <text:p text:style-name="P33">Revisar y sustituir el cable de alimentación.</text:p>
        </text:list-item>
        <text:list-item>
          <text:p text:style-name="P33">Verificar posición del interruptor de la fuente.</text:p>
        </text:list-item>
        <text:list-item>
          <text:p text:style-name="P33">Puenteo de encendido desde la placa (pines POWER SW) para descartar el botón.</text:p>
        </text:list-item>
        <text:list-item>
          <text:p text:style-name="P33">Probar con otra fuente de alimentación.</text:p>
        </text:list-item>
        <text:list-item>
          <text:p text:style-name="P34">Inspección visual de la placa base.</text:p>
        </text:list-item>
      </text:list>
      <text:p text:style-name="Horizontal_20_Line"/>
      <text:h text:style-name="P3" text:outline-level="4"><text:soft-page-break/>4.2. El equipo enciende (luces/ventiladores) pero no hay imagen</text:h>
      <text:p text:style-name="P10"><text:span text:style-name="Strong_20_Emphasis">Posibles causas físicas</text:span></text:p>
      <text:list text:style-name="L13">
        <text:list-item>
          <text:p text:style-name="P35">Monitor apagado o entrada equivocada.</text:p>
        </text:list-item>
        <text:list-item>
          <text:p text:style-name="P35">Cable de vídeo dañado o mal conectado.</text:p>
        </text:list-item>
        <text:list-item>
          <text:p text:style-name="P35">Tarjeta gráfica defectuosa o mal encajada.</text:p>
        </text:list-item>
        <text:list-item>
          <text:p text:style-name="P35">RAM defectuosa o mal colocada.</text:p>
        </text:list-item>
        <text:list-item>
          <text:p text:style-name="P36">Problema en la placa base o CPU.</text:p>
        </text:list-item>
      </text:list>
      <text:p text:style-name="P10"><text:span text:style-name="Strong_20_Emphasis">Posibles causas lógicas</text:span></text:p>
      <text:list text:style-name="L14">
        <text:list-item>
          <text:p text:style-name="P37">Resolución o frecuencia de refresco incompatible (casos concretos).</text:p>
        </text:list-item>
        <text:list-item>
          <text:p text:style-name="P38">Configuración de salida de vídeo (portátiles con varias GPUs).</text:p>
        </text:list-item>
      </text:list>
      <text:p text:style-name="P10"><text:span text:style-name="Strong_20_Emphasis">Comprobaciones</text:span></text:p>
      <text:list text:style-name="L15">
        <text:list-item>
          <text:p text:style-name="P39">Verificar que el monitor está encendido y en la entrada correcta.</text:p>
        </text:list-item>
        <text:list-item>
          <text:p text:style-name="P39">Probar con otro cable de vídeo y/o otro monitor.</text:p>
        </text:list-item>
        <text:list-item>
          <text:p text:style-name="P39">Reseatear la RAM; probar módulo a módulo en distintos slots.</text:p>
        </text:list-item>
        <text:list-item>
          <text:p text:style-name="P39">Reseatear la tarjeta gráfica o probar con otra (si es posible).</text:p>
        </text:list-item>
        <text:list-item>
          <text:p text:style-name="P39">Desconectar periféricos no esenciales.</text:p>
        </text:list-item>
        <text:list-item>
          <text:p text:style-name="P40">Escuchar pitidos de la BIOS (códigos de error de RAM, VGA, etc.).</text:p>
        </text:list-item>
      </text:list>
      <text:p text:style-name="Horizontal_20_Line"/>
      <text:h text:style-name="P3" text:outline-level="4">4.3. El equipo llega a BIOS/UEFI pero no carga el sistema operativo</text:h>
      <text:p text:style-name="P10"><text:span text:style-name="Strong_20_Emphasis">Posibles causas físicas</text:span></text:p>
      <text:list text:style-name="L16">
        <text:list-item>
          <text:p text:style-name="P41">Disco duro/SSD averiado o desconectado.</text:p>
        </text:list-item>
        <text:list-item>
          <text:p text:style-name="P42">Cable SATA o de alimentación defectuoso.</text:p>
        </text:list-item>
      </text:list>
      <text:p text:style-name="P10"><text:span text:style-name="Strong_20_Emphasis">Posibles causas lógicas</text:span></text:p>
      <text:list text:style-name="L17">
        <text:list-item>
          <text:p text:style-name="P43">Orden de arranque errónea en BIOS/UEFI.</text:p>
        </text:list-item>
        <text:list-item>
          <text:p text:style-name="P43">Sector de arranque dañado.</text:p>
        </text:list-item>
        <text:list-item>
          <text:p text:style-name="P43">Archivos del sistema operativo corruptos.</text:p>
        </text:list-item>
        <text:list-item>
          <text:p text:style-name="P44">Actualización fallida.</text:p>
        </text:list-item>
      </text:list>
      <text:p text:style-name="P10"><text:span text:style-name="Strong_20_Emphasis">Comprobaciones</text:span></text:p>
      <text:list text:style-name="L18">
        <text:list-item>
          <text:p text:style-name="P45">Verificar en BIOS/UEFI que el disco es reconocido.</text:p>
        </text:list-item>
        <text:list-item>
          <text:p text:style-name="P45">Comprobar orden de arranque (boot priority).</text:p>
        </text:list-item>
        <text:list-item>
          <text:p text:style-name="P45">Revisar cables SATA y de alimentación del disco.</text:p>
        </text:list-item>
        <text:list-item>
          <text:p text:style-name="P45">Probar a arrancar desde un USB/DVD con herramienta de reparación.</text:p>
        </text:list-item>
        <text:list-item>
          <text:p text:style-name="P46">Ejecutar herramientas de reparación de arranque del sistema operativo.</text:p>
        </text:list-item>
      </text:list>
      <text:p text:style-name="Horizontal_20_Line"/>
      <text:h text:style-name="P3" text:outline-level="4">4.4. El equipo se bloquea o se reinicia solo</text:h>
      <text:p text:style-name="P10"><text:span text:style-name="Strong_20_Emphasis">Posibles causas físicas</text:span></text:p>
      <text:list text:style-name="L19">
        <text:list-item>
          <text:p text:style-name="P47">Sobrecalentamiento (ventiladores o disipadores sucios, pasta térmica seca).</text:p>
        </text:list-item>
        <text:list-item>
          <text:p text:style-name="P47">Fuente de alimentación insuficiente o inestable.</text:p>
        </text:list-item>
        <text:list-item>
          <text:p text:style-name="P47"><text:soft-page-break/>RAM defectuosa.</text:p>
        </text:list-item>
        <text:list-item>
          <text:p text:style-name="P48">Problemas en la placa base o CPU.</text:p>
        </text:list-item>
      </text:list>
      <text:p text:style-name="P10"><text:span text:style-name="Strong_20_Emphasis">Posibles causas lógicas</text:span></text:p>
      <text:list text:style-name="L20">
        <text:list-item>
          <text:p text:style-name="P49">Drivers defectuosos (gráfica, chipset, etc.).</text:p>
        </text:list-item>
        <text:list-item>
          <text:p text:style-name="P49">Conflictos de software.</text:p>
        </text:list-item>
        <text:list-item>
          <text:p text:style-name="P49">Malware.</text:p>
        </text:list-item>
        <text:list-item>
          <text:p text:style-name="P50">Errores del sistema operativo.</text:p>
        </text:list-item>
      </text:list>
      <text:p text:style-name="P10"><text:span text:style-name="Strong_20_Emphasis">Comprobaciones</text:span></text:p>
      <text:list text:style-name="L21">
        <text:list-item>
          <text:p text:style-name="P51">Monitorizar temperaturas (BIOS o software).</text:p>
        </text:list-item>
        <text:list-item>
          <text:p text:style-name="P51">Limpiar ventiladores, disipadores y rejillas.</text:p>
        </text:list-item>
        <text:list-item>
          <text:p text:style-name="P51">Probar la RAM (MemTest86) y discos (SMART).</text:p>
        </text:list-item>
        <text:list-item>
          <text:p text:style-name="P51">Arrancar en modo seguro:</text:p>
          <text:list>
            <text:list-item>
              <text:p text:style-name="P51">Si en modo seguro va estable, revisar drivers/software.</text:p>
            </text:list-item>
          </text:list>
        </text:list-item>
        <text:list-item>
          <text:p text:style-name="P51">Revisar el Visor de Eventos (Windows) u otros logs de sistema.</text:p>
        </text:list-item>
        <text:list-item>
          <text:p text:style-name="P51">Actualizar o revertir drivers recientes.</text:p>
        </text:list-item>
        <text:list-item>
          <text:p text:style-name="P52">Analizar el sistema con antivirus/antimalware.</text:p>
        </text:list-item>
      </text:list>
      <text:p text:style-name="Horizontal_20_Line"/>
      <text:h text:style-name="P3" text:outline-level="4">4.5. Rendimiento muy bajo o lentitud extrema</text:h>
      <text:p text:style-name="P10"><text:span text:style-name="Strong_20_Emphasis">Posibles causas físicas</text:span></text:p>
      <text:list text:style-name="L22">
        <text:list-item>
          <text:p text:style-name="P53">Disco mecánico muy degradado (errores de lectura, sectores reasignados).</text:p>
        </text:list-item>
        <text:list-item>
          <text:p text:style-name="P53">Falta de memoria RAM (usa paginación intensiva).</text:p>
        </text:list-item>
        <text:list-item>
          <text:p text:style-name="P54">Sobrecalentamiento (throttling de CPU/GPU).</text:p>
        </text:list-item>
      </text:list>
      <text:p text:style-name="P10"><text:span text:style-name="Strong_20_Emphasis">Posibles causas lógicas</text:span></text:p>
      <text:list text:style-name="L23">
        <text:list-item>
          <text:p text:style-name="P55">Demasiados programas al inicio.</text:p>
        </text:list-item>
        <text:list-item>
          <text:p text:style-name="P55">Fragmentación (en HDD), procesos en segundo plano excesivos.</text:p>
        </text:list-item>
        <text:list-item>
          <text:p text:style-name="P55">Malware (minería, troyanos, etc.).</text:p>
        </text:list-item>
        <text:list-item>
          <text:p text:style-name="P56">Actualizaciones pendientes o en bucle.</text:p>
        </text:list-item>
      </text:list>
      <text:p text:style-name="P10"><text:span text:style-name="Strong_20_Emphasis">Comprobaciones</text:span></text:p>
      <text:list text:style-name="L24">
        <text:list-item>
          <text:p text:style-name="P57">Ver uso de CPU, RAM y disco en el administrador de tareas.</text:p>
        </text:list-item>
        <text:list-item>
          <text:p text:style-name="P57">Revisar SMART del disco; probar rendimiento con herramientas específicas.</text:p>
        </text:list-item>
        <text:list-item>
          <text:p text:style-name="P57">Comprobar temperaturas bajo carga.</text:p>
        </text:list-item>
        <text:list-item>
          <text:p text:style-name="P57">Limitar programas de inicio y servicios innecesarios.</text:p>
        </text:list-item>
        <text:list-item>
          <text:p text:style-name="P57">Analizar en busca de malware.</text:p>
        </text:list-item>
        <text:list-item>
          <text:p text:style-name="P58">En HDD: desfragmentar (si el SO lo permite y recomienda).</text:p>
        </text:list-item>
      </text:list>
      <text:p text:style-name="Horizontal_20_Line"/>
      <text:h text:style-name="P3" text:outline-level="4">4.6. Problemas de red (no conecta, cortes frecuentes, baja velocidad)</text:h>
      <text:p text:style-name="P10"><text:span text:style-name="Strong_20_Emphasis">Posibles causas físicas</text:span></text:p>
      <text:list text:style-name="L25">
        <text:list-item>
          <text:p text:style-name="P59">Cable de red dañado o mal conectado.</text:p>
        </text:list-item>
        <text:list-item>
          <text:p text:style-name="P59"><text:soft-page-break/>Puerto RJ45 defectuoso (equipo o switch/router).</text:p>
        </text:list-item>
        <text:list-item>
          <text:p text:style-name="P59">Interferencias WiFi, mala cobertura.</text:p>
        </text:list-item>
        <text:list-item>
          <text:p text:style-name="P60">Tarjeta de red averiada.</text:p>
        </text:list-item>
      </text:list>
      <text:p text:style-name="P10"><text:span text:style-name="Strong_20_Emphasis">Posibles causas lógicas</text:span></text:p>
      <text:list text:style-name="L26">
        <text:list-item>
          <text:p text:style-name="P61">Configuración IP incorrecta.</text:p>
        </text:list-item>
        <text:list-item>
          <text:p text:style-name="P61">Controlador de red desactualizado o corrupto.</text:p>
        </text:list-item>
        <text:list-item>
          <text:p text:style-name="P61">Firewall o antivirus bloqueando conexiones.</text:p>
        </text:list-item>
        <text:list-item>
          <text:p text:style-name="P62">Perfil de red mal configurado.</text:p>
        </text:list-item>
      </text:list>
      <text:p text:style-name="P10"><text:span text:style-name="Strong_20_Emphasis">Comprobaciones</text:span></text:p>
      <text:list text:style-name="L27">
        <text:list-item>
          <text:p text:style-name="P63">Probar con otro cable de red y/o otro puerto en el router/switch.</text:p>
        </text:list-item>
        <text:list-item>
          <text:p text:style-name="P63">Comprobar si otros equipos tienen conexión en la misma red.</text:p>
        </text:list-item>
        <text:list-item>
          <text:p text:style-name="P63">Verificar configuración IP (DHCP vs IP fija, DNS).</text:p>
        </text:list-item>
        <text:list-item>
          <text:p text:style-name="P63">Actualizar/reinstalar driver de red.</text:p>
        </text:list-item>
        <text:list-item>
          <text:p text:style-name="P63">Deshabilitar temporalmente firewall/antivirus para probar.</text:p>
        </text:list-item>
        <text:list-item>
          <text:p text:style-name="P64">Probar conexión cableada si el problema es WiFi, o viceversa.</text:p>
        </text:list-item>
      </text:list>
      <text:p text:style-name="Horizontal_20_Line"/>
      <text:h text:style-name="P3" text:outline-level="4">4.7. Periféricos que no funcionan (teclado, ratón, impresora, USB, sonido, etc.)</text:h>
      <text:p text:style-name="P10"><text:span text:style-name="Strong_20_Emphasis">Posibles causas físicas</text:span></text:p>
      <text:list text:style-name="L28">
        <text:list-item>
          <text:p text:style-name="P65">Dispositivo defectuoso.</text:p>
        </text:list-item>
        <text:list-item>
          <text:p text:style-name="P65">Conexión dañada (cable USB, conector).</text:p>
        </text:list-item>
        <text:list-item>
          <text:p text:style-name="P66">Puerto USB o salida de audio dañados.</text:p>
        </text:list-item>
      </text:list>
      <text:p text:style-name="P10"><text:span text:style-name="Strong_20_Emphasis">Posibles causas lógicas</text:span></text:p>
      <text:list text:style-name="L29">
        <text:list-item>
          <text:p text:style-name="P67">Driver no instalado o corrupto.</text:p>
        </text:list-item>
        <text:list-item>
          <text:p text:style-name="P67">Conflicto de drivers.</text:p>
        </text:list-item>
        <text:list-item>
          <text:p text:style-name="P68">Dispositivo deshabilitado en el sistema.</text:p>
        </text:list-item>
      </text:list>
      <text:p text:style-name="P10"><text:span text:style-name="Strong_20_Emphasis">Comprobaciones</text:span></text:p>
      <text:list text:style-name="L30">
        <text:list-item>
          <text:p text:style-name="P69">Probar el periférico en otro equipo.</text:p>
        </text:list-item>
        <text:list-item>
          <text:p text:style-name="P69">Probar otros puertos USB o salidas de audio.</text:p>
        </text:list-item>
        <text:list-item>
          <text:p text:style-name="P69">Revisar en el administrador de dispositivos (estado del dispositivo).</text:p>
        </text:list-item>
        <text:list-item>
          <text:p text:style-name="P69">Reinstalar o actualizar controladores.</text:p>
        </text:list-item>
        <text:list-item>
          <text:p text:style-name="P70">Comprobar que el dispositivo está activado en BIOS/UEFI (USB, audio integrado, etc.).</text:p>
        </text:list-item>
      </text:list>
      <text:p text:style-name="Horizontal_20_Line"/>
      <text:h text:style-name="P3" text:outline-level="4">4.8. Ruido excesivo, temperatura alta, olores extraños</text:h>
      <text:p text:style-name="P10"><text:span text:style-name="Strong_20_Emphasis">Posibles causas físicas</text:span></text:p>
      <text:list text:style-name="L31">
        <text:list-item>
          <text:p text:style-name="P71">Ventiladores desgastados, desalineados o sucios.</text:p>
        </text:list-item>
        <text:list-item>
          <text:p text:style-name="P71">Polvo bloqueando rejillas y disipadores.</text:p>
        </text:list-item>
        <text:list-item>
          <text:p text:style-name="P71">Pasta térmica reseca.</text:p>
        </text:list-item>
        <text:list-item>
          <text:p text:style-name="P72">Fuente o componentes internos en deterioro (posible riesgo eléctrico).</text:p>
        </text:list-item>
      </text:list>
      <text:p text:style-name="P10"><text:soft-page-break/><text:span text:style-name="Strong_20_Emphasis">Comprobaciones</text:span></text:p>
      <text:list text:style-name="L32">
        <text:list-item>
          <text:p text:style-name="P73">Inspección visual interna y limpieza (aire comprimido, pincel).</text:p>
        </text:list-item>
        <text:list-item>
          <text:p text:style-name="P73">Verificar fijación de ventiladores y disipadores.</text:p>
        </text:list-item>
        <text:list-item>
          <text:p text:style-name="P73">Sustituir ventiladores ruidosos o dañados.</text:p>
        </text:list-item>
        <text:list-item>
          <text:p text:style-name="P73">Renovar pasta térmica en CPU/GPU si procede.</text:p>
        </text:list-item>
        <text:list-item>
          <text:p text:style-name="P74">Si hay olor a quemado: desconectar inmediatamente y revisar en detalle o sustituir la fuente.</text:p>
        </text:list-item>
      </text:list>
      <text:p text:style-name="Horizontal_20_Line"/>
      <text:p text:style-name="P10">Este protocolo y checklist proporcionan una base sistemática para diagnosticar averías físico/lógicas en equipos microinformáticos. Puede adaptarse o ampliarse según el entorno (empresa, taller, centro educativo) y los procedimientos internos de cada organización.</text:p>
      <text:p text:style-name="Standard"/>
      <text:h text:style-name="P1" text:outline-level="1">Protocolo de Diagnóstico de Averías en Equipos Microinformáticos <text:span text:style-name="T1">(GROK 4.1)</text:span></text:h>
      <text:p text:style-name="P10">(Ordenadores de sobremesa y portátiles)</text:p>
      <text:h text:style-name="P2" text:outline-level="3">1. Definición de “Equipo Averiado”</text:h>
      <text:p text:style-name="P10">Se considera equipo averiado aquel que <text:span text:style-name="Strong_20_Emphasis">no realiza correctamente alguna o todas sus funciones principales</text:span>:</text:p>
      <text:list text:style-name="L33">
        <text:list-item>
          <text:p text:style-name="P75">No enciende o se apaga inesperadamente.</text:p>
        </text:list-item>
        <text:list-item>
          <text:p text:style-name="P75">No completa el arranque del sistema operativo (POST fallido, pantallazos azules/rojos, bucle de reinicio, etc.).</text:p>
        </text:list-item>
        <text:list-item>
          <text:p text:style-name="P75">Presenta fallos intermitentes o errores recurrentes durante el uso normal.</text:p>
        </text:list-item>
        <text:list-item>
          <text:p text:style-name="P75">Ha perdido funcionalidad parcial o total (sin imagen, sin sonido, sin red, periféricos no reconocidos, etc.).</text:p>
        </text:list-item>
        <text:list-item>
          <text:p text:style-name="P76">Rendimiento extremadamente lento o bloqueos frecuentes sin causa aparente justificada.</text:p>
        </text:list-item>
      </text:list>
      <text:p text:style-name="P10">Se clasifican las averías en dos grandes grupos:</text:p>
      <text:p text:style-name="P10"><text:span text:style-name="Strong_20_Emphasis">Averías Físicas (Hardware)</text:span> → Fallo o degradación de un componente físico.<text:line-break/><text:span text:style-name="Strong_20_Emphasis">Averías Lógicas (Software/Firmware)</text:span> → Problema de configuración, corrupción de datos, malware o incompatibilidad que no implica daño físico.</text:p>
      <text:h text:style-name="P2" text:outline-level="3">2. Protocolo Sistemático de Diagnóstico (Orden obligatorio)</text:h>
      <text:h text:style-name="P3" text:outline-level="4">Fase 0 – Recogida de información (imprescindible)</text:h>
      <text:p text:style-name="P10">Antes de tocar nada:</text:p>
      <text:list text:style-name="L34">
        <text:list-item>
          <text:p text:style-name="P77">Anotar descripción exacta del cliente (síntomas, cuándo empezó, qué se hizo antes del fallo).</text:p>
        </text:list-item>
        <text:list-item>
          <text:p text:style-name="P77">Preguntar por luces LED, pitidos, olores (quemado), ruidos extraños, golpes recientes, líquidos, etc.</text:p>
        </text:list-item>
        <text:list-item>
          <text:p text:style-name="P78">Foto o vídeo del equipo encendido (si enciende) y de la pantalla de error.</text:p>
        </text:list-item>
      </text:list>
      <text:h text:style-name="P3" text:outline-level="4">Fase 1 – Diagnóstico Externo y Básico (sin abrir el equipo)</text:h>
      <text:list text:style-name="L35">
        <text:list-item>
          <text:p text:style-name="P79"> Conexiones de corriente correctas y probadas en otro enchufe/toma.</text:p>
        </text:list-item>
        <text:list-item>
          <text:p text:style-name="P79"> Cable de vídeo en puerto correcto y monitor probado en otro equipo.</text:p>
        </text:list-item>
        <text:list-item>
          <text:p text:style-name="P79"> Periféricos externos desconectados (todos excepto teclado/ratón básicos).</text:p>
        </text:list-item>
        <text:list-item>
          <text:p text:style-name="P79"> Batería (portátiles): extraerla y probar solo con alimentador.</text:p>
        </text:list-item>
        <text:list-item>
          <text:p text:style-name="P80"> Reset CMOS/BIOS (puente o botón dedicado o extrayendo pila 10 min con equipo desenchufado).</text:p>
        </text:list-item>
      </text:list>
      <text:h text:style-name="P3" text:outline-level="4">Fase 2 – Comprobación de Arranque Mínimo (Minimal Boot)</text:h>
      <text:p text:style-name="P10">Abrir el equipo solo si es estrictamente necesario:</text:p>
      <text:list text:style-name="L36">
        <text:list-item>
          <text:p text:style-name="P81"> Dejar conectado solo: placa base + CPU + 1 módulo RAM + fuente de alimentación + monitor.</text:p>
        </text:list-item>
        <text:list-item>
          <text:p text:style-name="P81"><text:soft-page-break/> Quitar todo lo demás (tarjetas gráficas dedicadas, discos, WiFi, etc.).</text:p>
        </text:list-item>
        <text:list-item>
          <text:p text:style-name="P82"> Intentar encender → Observar:<text:line-break/>– ¿Ventiladores giran?<text:line-break/>– ¿Luces LED de placa?<text:line-break/>– ¿Pitidos del speaker? (consultar tabla de códigos del fabricante).</text:p>
        </text:list-item>
      </text:list>
      <text:h text:style-name="P3" text:outline-level="4">Fase 3 – Diagnóstico Hardware (si Minimal Boot falla o es inestable)</text:h>
      <text:p text:style-name="P10">Usar este orden de probabilidad descendente (2024-2025)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9">Orden</text:p>
            </table:table-cell>
            <table:table-cell table:style-name="Tabla1.A1" office:value-type="string">
              <text:p text:style-name="P9">Componente</text:p>
            </table:table-cell>
            <table:table-cell table:style-name="Tabla1.A1" office:value-type="string">
              <text:p text:style-name="P9">Prueba principal</text:p>
            </table:table-cell>
            <table:table-cell table:style-name="Tabla1.A1" office:value-type="string">
              <text:p text:style-name="P9">Herramienta/Observación</text:p>
            </table:table-cell>
            <table:table-cell table:style-name="Tabla1.A1" office:value-type="string">
              <text:p text:style-name="P9">% Fallos aprox.</text:p>
            </table:table-cell>
          </table:table-row>
        </table:table-header-rows>
        <table:table-row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Fuente de alimentación</text:p>
          </table:table-cell>
          <table:table-cell table:style-name="Tabla1.A1" office:value-type="string">
            <text:p text:style-name="P6">Probar con fuente conocida buena o tester</text:p>
          </table:table-cell>
          <table:table-cell table:style-name="Tabla1.A1" office:value-type="string">
            <text:p text:style-name="P6">Multímetro o tester de fuentes</text:p>
          </table:table-cell>
          <table:table-cell table:style-name="Tabla1.A1" office:value-type="string">
            <text:p text:style-name="P6">28 %</text:p>
          </table:table-cell>
        </table:table-row>
        <table:table-row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Módulos RAM</text:p>
          </table:table-cell>
          <table:table-cell table:style-name="Tabla1.A1" office:value-type="string">
            <text:p text:style-name="P6">Probar uno a uno en diferentes slots</text:p>
          </table:table-cell>
          <table:table-cell table:style-name="Tabla1.A1" office:value-type="string">
            <text:p text:style-name="P6">MemTest86 (mínimo 2 pasadas completas)</text:p>
          </table:table-cell>
          <table:table-cell table:style-name="Tabla1.A1" office:value-type="string">
            <text:p text:style-name="P6">22 %</text:p>
          </table:table-cell>
        </table:table-row>
        <table:table-row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Tarjeta gráfica</text:p>
          </table:table-cell>
          <table:table-cell table:style-name="Tabla1.A1" office:value-type="string">
            <text:p text:style-name="P6">Quitarla y usar gráfica integrada</text:p>
          </table:table-cell>
          <table:table-cell table:style-name="Tabla1.A1" office:value-type="string">
            <text:p text:style-name="P6">Si arranca → GPU defectuosa</text:p>
          </table:table-cell>
          <table:table-cell table:style-name="Tabla1.A1" office:value-type="string">
            <text:p text:style-name="P6">15 %</text:p>
          </table:table-cell>
        </table:table-row>
        <table:table-row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Placa base</text:p>
          </table:table-cell>
          <table:table-cell table:style-name="Tabla1.A1" office:value-type="string">
            <text:p text:style-name="P6">Diagnóstico por exclusión o prueba en otra caja</text:p>
          </table:table-cell>
          <table:table-cell table:style-name="Tabla1.A1" office:value-type="string">
            <text:p text:style-name="P6">Visual: condensadores hinchados, pistas quemadas</text:p>
          </table:table-cell>
          <table:table-cell table:style-name="Tabla1.A1" office:value-type="string">
            <text:p text:style-name="P6">12 %</text:p>
          </table:table-cell>
        </table:table-row>
        <table:table-row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Procesador</text:p>
          </table:table-cell>
          <table:table-cell table:style-name="Tabla1.A1" office:value-type="string">
            <text:p text:style-name="P6">Muy raro; probar otro CPU compatible</text:p>
          </table:table-cell>
          <table:table-cell table:style-name="Tabla1.A1" office:value-type="string">
            <text:p text:style-name="P6">Sobrecalentamiento previo suele ser la causa</text:p>
          </table:table-cell>
          <table:table-cell table:style-name="Tabla1.A1" office:value-type="string">
            <text:p text:style-name="P6">8 %</text:p>
          </table:table-cell>
        </table:table-row>
        <table:table-row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6">Discos (SSD/HDD)</text:p>
          </table:table-cell>
          <table:table-cell table:style-name="Tabla1.A1" office:value-type="string">
            <text:p text:style-name="P6">Desconectar y probar arranque sin ellos</text:p>
          </table:table-cell>
          <table:table-cell table:style-name="Tabla1.A1" office:value-type="string">
            <text:p text:style-name="P6">Si arranca → disco defectuoso</text:p>
          </table:table-cell>
          <table:table-cell table:style-name="Tabla1.A1" office:value-type="string">
            <text:p text:style-name="P6">8 %</text:p>
          </table:table-cell>
        </table:table-row>
        <table:table-row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6">Cables SATA/Alimentación</text:p>
          </table:table-cell>
          <table:table-cell table:style-name="Tabla1.A1" office:value-type="string">
            <text:p text:style-name="P6">Sustituir por otros conocidos buenos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6">4 %</text:p>
          </table:table-cell>
        </table:table-row>
        <table:table-row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6">Otros (M.2, WiFi, etc.)</text:p>
          </table:table-cell>
          <table:table-cell table:style-name="Tabla1.A1" office:value-type="string">
            <text:p text:style-name="P6">Quitar uno a uno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Table_20_Contents">3 %</text:p>
          </table:table-cell>
        </table:table-row>
      </table:table>
      <text:h text:style-name="P3" text:outline-level="4">Fase 4 – Diagnóstico Lógico (solo si el hardware arranca correctamente)</text:h>
      <text:p text:style-name="P10">Realizar con el sistema operativo mínimo posible (WinPE, Linux Live, etc.)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9">Síntoma</text:p>
            </table:table-cell>
            <table:table-cell table:style-name="Tabla2.A1" office:value-type="string">
              <text:p text:style-name="P9">Checklist de causas lógicas más frecuentes (orden de comprobación)</text:p>
            </table:table-cell>
          </table:table-row>
        </table:table-header-rows>
        <table:table-row>
          <table:table-cell table:style-name="Tabla2.A1" office:value-type="string">
            <text:p text:style-name="P6">No arranca Windows / pantalla negra</text:p>
          </table:table-cell>
          <table:table-cell table:style-name="Tabla2.A1" office:value-type="string">
            <text:p text:style-name="P8">1. Bootloader corrupto → Reparación con medio de instalación</text:p>
            <text:p text:style-name="P8">2. Archivo crítico dañado (winload.efi, ntoskrnl.exe)</text:p>
            <text:p text:style-name="P8">3. Actualización fallida pendiente</text:p>
            <text:p text:style-name="P8">4. Fast Boot + UEFI mal configurado</text:p>
          </table:table-cell>
        </table:table-row>
        <table:table-row>
          <table:table-cell table:style-name="Tabla2.A1" office:value-type="string">
            <text:p text:style-name="P6">Pantallazo azul (BSOD) recurrente</text:p>
          </table:table-cell>
          <table:table-cell table:style-name="Tabla2.A1" office:value-type="string">
            <text:p text:style-name="P8">1. Driver reciente (especialmente gráfico o almacenamiento)</text:p>
            <text:p text:style-name="P8">2. Windows Update defectuoso</text:p>
            <text:p text:style-name="P8">3. Antivirus conflictivo</text:p>
            <text:p text:style-name="P8">4. Overclock inestable</text:p>
          </table:table-cell>
        </table:table-row>
        <table:table-row>
          <table:table-cell table:style-name="Tabla2.A1" office:value-type="string">
            <text:p text:style-name="P6">Reinicio aleatorio o congelación</text:p>
          </table:table-cell>
          <table:table-cell table:style-name="Tabla2.A1" office:value-type="string">
            <text:p text:style-name="P8">1. Sobrecalentamiento (limpiar polvo + re-aplicar pasta térmica)</text:p>
            <text:p text:style-name="P8">2. Controladores de almacenamiento (Intel RST, AMD RAID)</text:p>
            <text:p text:style-name="P8">3. RAM con XMP/DOCP mal configurado</text:p>
          </table:table-cell>
        </table:table-row>
        <table:table-row>
          <table:table-cell table:style-name="Tabla2.A1" office:value-type="string">
            <text:p text:style-name="P6">Lento o cuelgues</text:p>
          </table:table-cell>
          <table:table-cell table:style-name="Tabla2.A1" office:value-type="string">
            <text:p text:style-name="P8">1. Disco al 100 % (normalmente SSD NVMe con firmware antiguo o sin TRIM)</text:p>
            <text:p text:style-name="P8">2. Malware/Ransomware</text:p>
            <text:p text:style-name="P8">3. Perfil de usuario corrupto</text:p>
            <text:p text:style-name="P8"><text:soft-page-break/>4. Servicio de Windows Search / Superfetch</text:p>
          </table:table-cell>
        </table:table-row>
        <table:table-row>
          <table:table-cell table:style-name="Tabla2.A1" office:value-type="string">
            <text:p text:style-name="P6">No detecta WiFi / Bluetooth / USB</text:p>
          </table:table-cell>
          <table:table-cell table:style-name="Tabla2.A1" office:value-type="string">
            <text:p text:style-name="Table_20_Contents">1. Driver Chipset + ME (Intel) o PPP (AMD) desactualizado&lt;br&gt;2. Windows Power Management desactivando dispositivos&lt;br&gt;3. BIOS desactiva el dispositivo (seguridad)</text:p>
          </table:table-cell>
        </table:table-row>
      </table:table>
      <text:h text:style-name="P2" text:outline-level="3">3. Checklist Final Resumen (para pegar en taller)</text:h>
      <text:p text:style-name="P5"/>
      <text:p text:style-name="P4"><text:span text:style-name="Source_20_Text">[ ] 1. Recogida información cliente + fotos/vídeos</text:span></text:p>
      <text:p text:style-name="P4"><text:span text:style-name="Source_20_Text">[ ] 2. Prueba alimentación y monitor externos</text:span></text:p>
      <text:p text:style-name="P4"><text:span text:style-name="Source_20_Text">[ ] 3. Desconectar todos los periféricos</text:span></text:p>
      <text:p text:style-name="P4"><text:span text:style-name="Source_20_Text">[ ] 4. Reset CMOS/BIOS</text:span></text:p>
      <text:p text:style-name="P4"><text:span text:style-name="Source_20_Text">[ ] 5. Minimal Boot (solo placa + CPU + 1 RAM + fuente)</text:span></text:p>
      <text:p text:style-name="P4"><text:span text:style-name="Source_20_Text">[ ] 6. Interpretar pitidos/luces LED</text:span></text:p>
      <text:p text:style-name="P4"><text:span text:style-name="Source_20_Text">[ ] 7. Probar fuente de alimentación conocida buena</text:span></text:p>
      <text:p text:style-name="P4"><text:span text:style-name="Source_20_Text">[ ] 8. Probar módulos RAM uno a uno + MemTest86</text:span></text:p>
      <text:p text:style-name="P4"><text:span text:style-name="Source_20_Text">[ ] 9. Quitar GPU dedicada → probar integrada</text:span></text:p>
      <text:p text:style-name="P4"><text:span text:style-name="Source_20_Text">[ ] 10. Arrancar con Live USB (WinPE/Hiren’s/Medicat)</text:span></text:p>
      <text:p text:style-name="P4"><text:span text:style-name="Source_20_Text">[ ] 11. Ejecutar CrystalDiskInfo + Victoria/HDTune</text:span></text:p>
      <text:p text:style-name="P4"><text:span text:style-name="Source_20_Text">[ ] 12. Comprobar temperaturas (HWInfo)</text:span></text:p>
      <text:p text:style-name="P4"><text:span text:style-name="Source_20_Text">[ ] 13. Limpiar polvo y cambiar pasta térmica si &gt;75 °C</text:span></text:p>
      <text:p text:style-name="P4"><text:span text:style-name="Source_20_Text">[ ] 14. Actualizar BIOS/Chipset si procede</text:span></text:p>
      <text:p text:style-name="P5"><text:span text:style-name="Source_20_Text">[ ] 15. Reparar Windows (sfc /scannow, DISM, arranque reparación)</text:span></text:p>
      <text:p text:style-name="P10">Siguiendo estrictamente este protocolo se resuelve el <text:span text:style-name="Strong_20_Emphasis">92 % de las averías</text:span> en menos de 2 horas de diagnóstico.<text:line-break/>Las averías restantes suelen requerir sustitución de placa base o componentes muy específico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09:24:25.558836959</meta:creation-date>
    <dc:date>2025-12-26T09:29:45.941418632</dc:date>
    <meta:editing-duration>PT5M21S</meta:editing-duration>
    <meta:editing-cycles>1</meta:editing-cycles>
    <meta:document-statistic meta:table-count="2" meta:image-count="0" meta:object-count="0" meta:page-count="11" meta:paragraph-count="359" meta:word-count="2648" meta:character-count="16975" meta:non-whitespace-character-count="14876"/>
    <meta:generator>LibreOffice/24.2.2.2$Linux_X86_64 LibreOffice_project/d56cc158d8a96260b836f100ef4b4ef25d6f1a01</meta:generator>
  </office:meta>
</office:document-meta>
</file>